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pace Dwarfs</text:p>
      <text:h text:style-name="Heading_20_1" text:outline-level="1">Introduction</text:h>
      <text:p text:style-name="Text_20_body"/>
      <text:h text:style-name="Heading_20_1" text:outline-level="1">Game Elements</text:h>
      <text:h text:style-name="Heading_20_2" text:outline-level="2">Resources</text:h>
      <text:h text:style-name="Heading_20_3" text:outline-level="3">Air:</text:h>
      <text:p text:style-name="Text_20_body_20_indent">Can be produced or bought from traders. Certain rare ores and most plants can be used to produce it. Game starts with enough air stored to run an outpost for a year(?).</text:p>
      <text:h text:style-name="Heading_20_3" text:outline-level="3">Ores:</text:h>
      <text:p text:style-name="Text_20_body_20_indent">Can be melted to produce metals which in turn can be sold raw or used in the production of items. The main reason for starting an outpost.</text:p>
      <text:h text:style-name="Heading_20_3" text:outline-level="3">Food:</text:h>
      <text:p text:style-name="Text_20_body_20_indent">Can be harvested from plants. Plants grow only above ground with or without air and atmosphere. Dwarfs need to wear a space suit to harvest from plants growing in the vacuum. Needed to survive.</text:p>
      <text:h text:style-name="Heading_20_3" text:outline-level="3">Water:</text:h>
      <text:p text:style-name="Text_20_body_20_indent">Water is found in subterranean ponds/rivers and ice. Ice needs heat to be used as water. Can otherwise be sold to traders. Needed to barely survive. Alcohol is better ;)</text:p>
      <text:h text:style-name="Heading_20_3" text:outline-level="3">Light:</text:h>
      <text:p text:style-name="Text_20_body_20_indent">Can be emitted from lamps and glowy animals which need food (certain uneatable plants?). Underground crops won't grow without it and dwarfs at workshops need it to work at optimum efficiency.</text:p>
      <text:h text:style-name="Heading_20_3" text:outline-level="3">Heat:</text:h>
      <text:p text:style-name="Text_20_body_20_indent">Has to be generated from heaters (dough!) needed to make comfortable living quarters. Can be adjusted to run at different output levels. Different alien races need different temperatures. Needs energy to run.</text:p>
      <text:h text:style-name="Heading_20_3" text:outline-level="3">Energy:</text:h>
      <text:p text:style-name="Text_20_body_20_indent">Vital to run all the machines. Solar panels, fusion reactors, batteries...</text:p>
      <text:h text:style-name="Heading_20_3" text:outline-level="3">Money:</text:h>
      <text:p text:style-name="Text_20_body_20_indent">Only used to buy things which cannot be made by yourself.</text:p>
      <text:h text:style-name="Heading_20_2" text:outline-level="2">Technologies</text:h>
      <text:p text:style-name="Text_20_body"/>
      <text:h text:style-name="Heading_20_2" text:outline-level="2"><text:soft-page-break/>Constructions</text:h>
      <text:h text:style-name="Heading_20_2" text:outline-level="2">Religion</text:h>
      <text:h text:style-name="Heading_20_2" text:outline-level="2">Society</text:h>
      <text:p text:style-name="Text_20_body">Possibility to create a republic. At a certain point the inhabitants of the outpost may start a revolution and change the form of government to a republic. Alternatively the player may choose to resign from his post freely.</text:p>
      <text:p text:style-name="Text_20_body">Several sectoral government offices can be brought to the outpost if the preconditions are met.</text:p>
      <text:h text:style-name="Heading_20_3" text:outline-level="3">Department of Trade:</text:h>
      <text:p text:style-name="Text_20_body_20_indent">Handles customs. Brings in more traders. Precondition: certain amount of traded goods per year.</text:p>
      <text:h text:style-name="Heading_20_3" text:outline-level="3">Department of Defense:</text:h>
      <text:p text:style-name="Text_20_body_20_indent">Brings in free soldiers. Precondition: enough free bunks in baracks.</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Verdana"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Verdana"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_20_indent" style:default-outline-level="3" style:class="text">
      <style:paragraph-properties fo:margin-left="0.76cm" fo:margin-right="0cm" fo:margin-top="0.21cm" fo:margin-bottom="0.21cm" fo:text-align="start" style:justify-single-word="false" fo:text-indent="0cm" style:auto-text-indent="false"/>
      <style:text-properties fo:font-size="12pt" fo:font-weight="normal"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76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4T21:39:09</meta:creation-date>
    <dc:date>2009-11-24T23:05:24</dc:date>
    <meta:editing-duration>PT01H26M18S</meta:editing-duration>
    <meta:editing-cycles>42</meta:editing-cycles>
    <meta:generator>OpenOffice.org/3.1$Linux OpenOffice.org_project/310m11$Build-9399</meta:generator>
    <meta:document-statistic meta:table-count="0" meta:image-count="0" meta:object-count="0" meta:page-count="2" meta:paragraph-count="30" meta:word-count="309" meta:character-count="1851"/>
  </office:meta>
</office:document-meta>
</file>